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A70000034A3C09DA0A46DD5669.png" manifest:media-type="image/png"/>
  <manifest:file-entry manifest:full-path="Pictures/1000000000000DB4000009B09E9806D6D25A8F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CuadroTexto 3" draw:style-name="gr1" draw:text-style-name="P2" draw:layer="layout" svg:width="18.425cm" svg:height="2.279cm" svg:x="5.607cm" svg:y="10.619cm">
          <text:p text:style-name="P1"><text:span text:style-name="T1">CERTIFICADO DE APROBACIÓN A LA CAPACITACIÓN PARA: “USO CORRECTO Y MANEJO RESPONSABLE DE INSUMOS AGROPECUARIOS” dirigido a Almacenis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1" draw:text-style-name="P2" draw:layer="layout" svg:width="12.315cm" svg:height="0.716cm" svg:x="8.567cm" svg:y="12.857cm">
          <text:p text:style-name="P1"><text:span text:style-name="T2">Efectuado el día 08 de JUNIO del 2017, con una duración de 2 ho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" draw:style-name="gr1" draw:text-style-name="P2" draw:layer="layout" svg:width="14.258cm" svg:height="1.267cm" svg:x="7.735cm" svg:y="8.745cm">
          <text:p text:style-name="P1"><text:span text:style-name="T3">N 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1" draw:text-style-name="P2" draw:layer="layout" svg:width="20.567cm" svg:height="1.435cm" svg:x="4.725cm" svg:y="5.989cm">
          <text:p text:style-name="P1"><text:span text:style-name="T4">En cumplimiento de la Decisión Nº 804 de la CAN y la Resolución 0203 de AGROCALIDAD, para el Registro de Almacenes de expendio de productos agropecuario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1" draw:text-style-name="P2" draw:layer="layout" svg:width="20.567cm" svg:height="0.758cm" svg:x="4.693cm" svg:y="7.291cm">
          <text:p text:style-name="P1"><text:span text:style-name="T5">Confiere 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9" draw:style-name="gr1" draw:text-style-name="P2" draw:layer="layout" svg:width="12.315cm" svg:height="2.151cm" svg:x="8.567cm" svg:y="16.951cm">
          <text:p text:style-name="P1"><text:span text:style-name="T6">DIRECTOR DISTRITAL Y ARTICULACIÓN TERRITORIAL TIPO A SUBROGANTE – EL ORO</text:span></text:p>
          <text:p text:style-name="P1"><text:span text:style-name="T7">AGROCALIDAD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4A70000034A3C09DA0A46DD5669.png" xlink:type="simple" xlink:show="embed" xlink:actuate="onLoad"/>
    <draw:fill-image draw:name="msFillBitmap_20_2" draw:display-name="msFillBitmap 2" xlink:href="Pictures/1000000000000DB4000009B09E9806D6D25A8F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1cm" fo:page-height="21.00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8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184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236cm" svg:height="4.502cm" svg:x="2.227cm" svg:y="6.526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6.927cm" svg:height="1.117cm" svg:x="1.485cm" svg:y="19.471cm" presentation:class="date-time" presentation:user-transformed="true">
        <draw:text-box>
          <text:p text:style-name="MP7"><text:span text:style-name="MT2"><text:date style:data-style-name="D1" text:date-value="2018-01-08">8/01/18</text:date></text:span></text:p>
        </draw:text-box>
      </draw:frame>
      <draw:frame draw:name="Footer Placeholder 4" presentation:style-name="Mpr2" draw:text-style-name="MP8" draw:layer="backgroundobjects" svg:width="9.401cm" svg:height="1.117cm" svg:x="10.144cm" svg:y="19.47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927cm" svg:height="1.117cm" svg:x="21.278cm" svg:y="19.471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grocalidad Quito</meta:initial-creator>
    <meta:editing-cycles>75</meta:editing-cycles>
    <meta:print-date>2016-12-16T22:01:35</meta:print-date>
    <meta:creation-date>2014-01-22T15:32:01</meta:creation-date>
    <dc:date>2018-01-08T15:43:04.150000000</dc:date>
    <meta:editing-duration>PT9H48M53S</meta:editing-duration>
    <meta:generator>LibreOffice/5.4.4.2$Windows_X86_64 LibreOffice_project/2524958677847fb3bb44820e40380acbe820f960</meta:generator>
    <meta:document-statistic meta:object-count="28"/>
    <meta:user-defined meta:name="AppVersion">15.0000</meta:user-defined>
    <meta:user-defined meta:name="Company">Agrocalida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